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2f44fe" officeooo:paragraph-rsid="0039062d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39062d" officeooo:paragraph-rsid="0039062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39062d" officeooo:paragraph-rsid="0039062d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32pt" fo:font-weight="bold" officeooo:rsid="0039062d" officeooo:paragraph-rsid="0039062d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14pt" fo:font-weight="normal" officeooo:rsid="002f44fe" officeooo:paragraph-rsid="00542b57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rsid="0051b881" officeooo:paragraph-rsid="0051b881"/>
    </style:style>
    <style:style style:name="P7" style:family="paragraph" style:parent-style-name="Standard">
      <style:text-properties officeooo:rsid="00542b57" officeooo:paragraph-rsid="00542b57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officeooo:rsid="0039062d" officeooo:paragraph-rsid="00542b57" style:font-size-asian="32pt" style:font-weight-asian="bold" style:font-size-complex="32pt" style:font-weight-complex="bold"/>
    </style:style>
    <style:style style:name="P9" style:family="paragraph" style:parent-style-name="Standard">
      <style:text-properties fo:font-weight="bold" officeooo:rsid="00542b57" officeooo:paragraph-rsid="00542b57" style:font-weight-asian="bold" style:font-weight-complex="bold"/>
    </style:style>
    <style:style style:name="P10" style:family="paragraph" style:parent-style-name="Standard">
      <style:text-properties fo:font-weight="bold" officeooo:rsid="005601ba" officeooo:paragraph-rsid="005601ba" style:font-weight-asian="bold" style:font-weight-complex="bold"/>
    </style:style>
    <style:style style:name="P11" style:family="paragraph" style:parent-style-name="Standard">
      <style:text-properties fo:font-weight="bold" officeooo:rsid="005601ba" officeooo:paragraph-rsid="0057df9c" style:font-weight-asian="bold" style:font-weight-complex="bold"/>
    </style:style>
    <style:style style:name="T1" style:family="text">
      <style:text-properties officeooo:rsid="0050ebb2"/>
    </style:style>
    <style:style style:name="T2" style:family="text">
      <style:text-properties officeooo:rsid="0051b881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542b57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542b57" style:font-size-asian="24pt" style:font-size-complex="24pt"/>
    </style:style>
    <style:style style:name="T8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text-position="0% 100%" fo:font-size="14pt" fo:font-weight="normal" officeooo:rsid="0057df9c" style:font-size-asian="14pt" style:font-weight-asian="normal" style:font-size-complex="14pt" style:font-weight-complex="normal"/>
    </style:style>
    <style:style style:name="T11" style:family="text">
      <style:text-properties style:text-position="0% 100%" fo:font-size="14pt" style:font-size-asian="14pt" style:font-size-complex="14pt"/>
    </style:style>
    <style:style style:name="T12" style:family="text">
      <style:text-properties style:text-position="0% 100%" fo:font-size="14pt" officeooo:rsid="0057df9c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ataxe64 <text:span text:style-name="T5">V.2 Software Structure</text:span></text:p>
      <text:p text:style-name="P3">R. A. Parker. <text:s/><text:span text:style-name="T2">29.</text:span>June<text:span text:style-name="T1">.</text:span>2016.</text:p>
      <text:p text:style-name="P3"/>
      <text:p text:style-name="P2"><text:span text:style-name="T7">1. <text:s/></text:span><text:span text:style-name="T6">Introductio</text:span><text:span text:style-name="T7">n</text:span></text:p>
      <text:p text:style-name="P1"/>
      <text:p text:style-name="P6"><text:span text:style-name="T3">Meataxe version 1 is more-or-less completed. <text:s/>My rush to get something out that is capable of doing multiply, nullspace and split has probably not produced the work-horse of the future, so I propose to leave it quietly behind and continue with sensible development.</text:span></text:p>
      <text:p text:style-name="P6"><text:span text:style-name="T3"/></text:p>
      <text:p text:style-name="P7"><text:span text:style-name="T3">The design now has a rather large number of modules – it seems that producing a system of this scale requires a fair number of layers, and this document is an overall description of the software structure as it is eventually intended to be. <text:s/>Much of it is in place already, but there is still quite a bit to do.</text:span></text:p>
      <text:p text:style-name="P7"><text:span text:style-name="T3"/></text:p>
      <text:p text:style-name="P8"><text:span text:style-name="T7">1. <text:s/>Bottom-up summary.</text:span></text:p>
      <text:p text:style-name="P5"/>
      <text:p text:style-name="P9"><text:span text:style-name="T4">field.c </text:span><text:span text:style-name="T3">is the routine way of handling field elements and vectors. <text:s/>It is mainly written to be of the best performance that can be achieved with the element+vector interface, and is normally used unless the operations are of performance-critical importance. <text:s/>It already works over all fields up to (but not including) 2</text:span><text:span text:style-name="T8">64</text:span><text:span text:style-name="T9">, although there are some remaining performance issues for the largest fields. <text:s/>The vectors are stored in </text:span><text:span text:style-name="T11">Dfmt</text:span><text:span text:style-name="T9">, <text:s/>which for fields of order 2 (respectively 3,4,5) packs 8 (respectively 5,4,3) elements into a byte, for fields of order {7,8,9,11,13,16} packs two to a byte, and for fields of order 17-256 (respectively 257-65536, 65537-2</text:span><text:span text:style-name="T8">32</text:span><text:span text:style-name="T9">, 2</text:span><text:span text:style-name="T8">32</text:span><text:span text:style-name="T9">+1 – 2</text:span><text:span text:style-name="T8">64</text:span><text:span text:style-name="T9">-1) uses 1 (respectively 2, 4, 8) bytes for each entry. <text:s/>The Conway polynomials are used throughout. <text:s/>The main performance pressure is on </text:span><text:span text:style-name="T11">DSMad</text:span><text:span text:style-name="T9"> (multiply a vector/matrix by a scalar and add to another one).</text:span></text:p>
      <text:p text:style-name="P10"><text:span text:style-name="T11">pcrit.s</text:span><text:span text:style-name="T9"> is the module that does the lowest-level assembler code for the </text:span><text:span text:style-name="T11">HPMI</text:span><text:span text:style-name="T9">. <text:s/>There are two main versions – NEH designed for pretty-much any 64-bit x86 using SSE (128-bit vector registers) and HAS designed to use AVX-2 as first appeared with the Haswell chips from Intel. <text:s/>It currently can handle characteristic 2 and 3.</text:span></text:p>
      <text:p text:style-name="P10"><text:span text:style-name="T11">hpmi.c</text:span><text:span text:style-name="T9"> does those parts of the HPMI that are not quite so performance critical, such as the reformatting of the matrices. <text:s/>It calls pcrit.s to do the most important bits.</text:span></text:p>
      <text:p text:style-name="P10"><text:span text:style-name="T11">slab.c </text:span><text:span text:style-name="T9">does the work of multiply, echelize and transpose on Dfmt matrices using the best technology available. <text:s/>Hence it will just use Dfmt and field.c if that is the best available, which is the case except for multiply at present. <text:s/>It is anticipated that field-extensions will go into this layer fairly soon, and it is here that the code would need to be changed if a higher performance echelize and/or transpose were implemented.</text:span></text:p>
      <text:p text:style-name="P10"><text:span text:style-name="T11">proggies.c</text:span><text:span text:style-name="T9"> is the code that executed JOBs under the control of the thread farm. <text:s/>There are currently about a dozen functions available here, and a few more are anticipated. <text:s/>The work is done by calling slab.</text:span></text:p>
      <text:p text:style-name="P10"><text:span text:style-name="T11">Tfarm0,1,2</text:span><text:span text:style-name="T9"> is the code for handling the JOBs submitted by the main program, and it </text:span><text:soft-page-break/><text:span text:style-name="T9">is here that the work is shared out amongst the different threads. <text:s/>The task of the thread farm is to execute the submitted JOBs according to their priority, but only starting a JOB when all if its input MOJs are available. <text:s/>It is here that the locking is handled.</text:span></text:p>
      <text:p text:style-name="P11"><text:span text:style-name="T12">(f-layer)</text:span><text:span text:style-name="T10"> <text:s/>This layer does not exist yet, but will consist of subroutines to do things to disk files. <text:s/>It will do these things (e.g. echelize, multiply, transpose) by submitting jobs through the thread farm.</text:span></text:p>
      <text:p text:style-name="P11"><text:span text:style-name="T12">Program-layer-3</text:span><text:span text:style-name="T10"> exposes the f-layer (once it exists) to do a job in memory. <text:s/>Ultimately these programs will become obsolete as the layer-4 programs are written.</text:span></text:p>
      <text:p text:style-name="P11"><text:span text:style-name="T12">Program-layer-4</text:span><text:span text:style-name="T10"> works by first chopping the matrices into chunks on disk, using the f-layer to perform actions on them, and then sticking the chunks of the answer back together again. <text:s/>Hence the limits of meataxe64 should be set by run-time and disk-space, rather than real memory as with layer 3.</text:span></text:p>
      <text:p text:style-name="P11"><text:span text:style-name="T12">Program-layer-5</text:span><text:span text:style-name="T10"> is just a dream at present, but the idea is that it works by controlling slave programs on separate machines, probably using a bespoke TCP/IP interface to move the matrix (and other) data about. <text:s/></text:span><text:span text:style-name="T9"><text:s/></text:span></text:p>
      <text:p text:style-name="P1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6-08-10T13:12:09.503219979</dc:date>
    <meta:editing-duration>PT23H43M13S</meta:editing-duration>
    <meta:editing-cycles>160</meta:editing-cycles>
    <meta:generator>LibreOffice/5.1.4.2$Linux_X86_64 LibreOffice_project/10m0$Build-2</meta:generator>
    <meta:print-date>2016-05-21T17:31:23.826722282</meta:print-date>
    <meta:document-statistic meta:table-count="0" meta:image-count="0" meta:object-count="0" meta:page-count="2" meta:paragraph-count="16" meta:word-count="655" meta:character-count="3904" meta:non-whitespace-character-count="3235"/>
  </office:meta>
</office:document-meta>
</file>